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P PRODUCTS</text:p>
      <text:p text:style-name="Standard">Add the following top level categories </text:p>
      <text:p text:style-name="Standard"/>
      <text:p text:style-name="Standard">Documentation Language Manuals </text:p>
      <text:p text:style-name="Standard">Documentation Application Notes </text:p>
      <text:p text:style-name="Standard">CSL syntax: <text:s text:c="4"/>CSL language syntax</text:p>
      <text:p text:style-name="Standard">Verilog Lexer/Parser/Tree Walker: verilog 1995/2001 L/P/W</text:p>
      <text:p text:style-name="Standard">Verilog checker:</text:p>
      <text:p text:style-name="Standard">CSL Lexer/Parser/Tree Walker: Chip Specification Language L/P/W</text:p>
      <text:p text:style-name="Standard">CSL checker:</text:p>
      <text:p text:style-name="Standard">CSLOM</text:p>
      <text:p text:style-name="Standard">CDOM</text:p>
      <text:p text:style-name="Standard">CDOM <text:s/>checkers</text:p>
      <text:p text:style-name="Standard">CodeGen:</text:p>
      <text:p text:style-name="Standard">DocGen:</text:p>
      <text:p text:style-name="Standard">CSLc </text:p>
      <text:p text:style-name="Standard">GUI:</text:p>
      <text:p text:style-name="Standard">Computer Infrastruture</text:p>
      <text:p text:style-name="Standard">Design automation</text:p>
      <text:p text:style-name="Standard">System Administration</text:p>
      <text:p text:style-name="Standard">Marketing</text:p>
      <text:p text:style-name="Standard">Test: <text:s text:c="2"/>cslc tests and test generators</text:p>
      <text:p text:style-name="Standard"/>
      <text:p text:style-name="P1"/>
      <text:p text:style-name="Standard"/>
      <text:p text:style-name="Standard">MOVE THE EXISTING SUB CATEGORIES UNDER THE CORRESPONDING NEW PRODUCT NAMES</text:p>
      <text:p text:style-name="Standard"/>
      <text:p text:style-name="Standard">CSLOM</text:p>
      <text:p text:style-name="Standard">-CSLOM commands</text:p>
      <text:p text:style-name="Standard">-CSLOM to CDOM adaptor</text:p>
      <text:p text:style-name="Standard">-CSLOM auto router</text:p>
      <text:p text:style-name="Standard">-CSLOM auto mapper</text:p>
      <text:p text:style-name="Standard">-CSLOM const eval </text:p>
      <text:p text:style-name="Standard">-CSLOM checkers</text:p>
      <text:p text:style-name="Standard"/>
      <text:p text:style-name="Standard">Design automation</text:p>
      <text:p text:style-name="Standard">--build: <text:s text:c="9"/>build environment for the FPL software</text:p>
      <text:p text:style-name="Standard">--distributed regression script</text:p>
      <text:p text:style-name="Standard">--lundt build</text:p>
      <text:p text:style-name="Standard">--regression script</text:p>
      <text:p text:style-name="Standard">--nightly build</text:p>
      <text:p text:style-name="Standard"/>
      <text:p text:style-name="Standard">System Administration</text:p>
      <text:p text:style-name="Standard">--bugzilla</text:p>
      <text:p text:style-name="Standard">-- user accounts</text:p>
      <text:p text:style-name="Standard">--NFS</text:p>
      <text:p text:style-name="Standard">--build machine</text:p>
      <text:p text:style-name="Standard">--work station</text:p>
      <text:p text:style-name="Standard"/>
      <text:p text:style-name="Standard">Documentation Language Manuals </text:p>
      <text:p text:style-name="Standard">-put one sub cat. for each chapter name</text:p>
      <text:p text:style-name="Standard"/>
      <text:p text:style-name="Standard">Documentation Application Notes </text:p>
      <text:p text:style-name="Standard">-put one sub cat. for each chapter name</text:p>
      <text:p text:style-name="Standard"/>
      <text:p text:style-name="Standard">CodeGen:</text:p>
      <text:p text:style-name="Standard">-CodeGenCSimulator simulator framework</text:p>
      <text:p text:style-name="Standard">-CodeGenCSimulator simulator command shell</text:p>
      <text:p text:style-name="Standard">-CodeGenCSimulator generated code</text:p>
      <text:p text:style-name="Standard">-CodeGenVerilog</text:p>
      <text:p text:style-name="Standard">-CodeGenSystemC</text:p>
      <text:p text:style-name="Standard">-CodeGenVHDL</text:p>
      <text:p text:style-name="Standard">-CodeGenC++</text:p>
      <text:p text:style-name="Standard"/>
      <text:p text:style-name="Standard">DocGen:</text:p>
      <text:p text:style-name="Standard">-DocGenHtml</text:p>
      <text:p text:style-name="Standard">-DocGenMif</text:p>
      <text:p text:style-name="Standard"/>
      <text:p text:style-name="Standard">CSLc</text:p>
      <text:p text:style-name="Standard">-warn error</text:p>
      <text:p text:style-name="Standard">-customer XML configuration file</text:p>
      <text:p text:style-name="Standard">-CLI</text:p>
      <text:p text:style-name="Standard">-main</text:p>
      <text:p text:style-name="Standard">-opening screen</text:p>
      <text:p text:style-name="Standard">-closing screen</text:p>
      <text:p text:style-name="Standard">-main()</text:p>
      <text:p text:style-name="Standard"/>
      <text:p text:style-name="Standard">Marketing</text:p>
      <text:p text:style-name="Standard">-Internal Web Site</text:p>
      <text:p text:style-name="Standard">-External Web Site</text:p>
      <text:p text:style-name="Standard">-data sheets</text:p>
      <text:p text:style-name="Standard">-white papers</text:p>
      <text:p text:style-name="Standard"/>
      <text:p text:style-name="P1"/>
      <text:p text:style-name="Standard"/>
      <text:p text:style-name="Standard">Owners of sub categories</text:p>
      <text:p text:style-name="Standard">autorouter-BZ</text:p>
      <text:p text:style-name="Standard">CDOM- AP</text:p>
      <text:p text:style-name="Standard">CLI-Adrian</text:p>
      <text:p text:style-name="Standard">CSL codegen-reassign bugs to right the right codegenerator category after you</text:p>
      <text:p text:style-name="Standard">add new codegen cats</text:p>
      <text:p text:style-name="Standard">CSL lib- no owner</text:p>
      <text:p text:style-name="Standard">CSL LP- OS</text:p>
      <text:p text:style-name="Standard">CSL TW- AB</text:p>
      <text:p text:style-name="Standard">CSL WE- AO</text:p>
      <text:p text:style-name="Standard">CSL classes-what is this</text:p>
      <text:p text:style-name="Standard">CSL tests-TB</text:p>
      <text:p text:style-name="Standard">adpator-AP</text:p>
      <text:p text:style-name="Standard">CSLC command shell XML command list file-remove from bugzilla</text:p>
      <text:p text:style-name="Standard">CSLOM-BZ</text:p>
      <text:p text:style-name="Standard">CSLOM checker - MP/AS</text:p>
      <text:p text:style-name="Standard">CSLOM FIFO-OS</text:p>
      <text:p text:style-name="Standard">CSLOM ISA-BZ</text:p>
      <text:p text:style-name="Standard">CSLOM int. - BZ</text:p>
      <text:p text:style-name="Standard">CSLOM memmap-BZ</text:p>
      <text:p text:style-name="Standard">CSLOM reg-AS???</text:p>
      <text:p text:style-name="Standard">CSLOM rf - OS</text:p>
      <text:p text:style-name="Standard">CSLOM visitor- AP</text:p>
      <text:p text:style-name="Standard">CSLOM clock tree-remove from bugzilla</text:p>
      <text:p text:style-name="Standard">CSLOM elab flip flop-remove from bugzilla</text:p>
      <text:p text:style-name="Standard">CSLOM pipeline-AS</text:p>
      <text:p text:style-name="Standard">CSLOM cmd- MP/AS</text:p>
      <text:p text:style-name="Standard">Codegen-replace with categories for specific codegens</text:p>
      <text:p text:style-name="Standard">dist build- CC</text:p>
      <text:p text:style-name="Standard">ECDOM BGL- remove from bugzilla</text:p>
      <text:p text:style-name="Standard">GUI-Cristi L</text:p>
      <text:p text:style-name="Standard">GUI cmd shell - Adrian</text:p>
      <text:p text:style-name="Standard">MBIST-remove from bugzilla</text:p>
      <text:p text:style-name="Standard">Parser to be fixed- is this the Verilog parser-if so then rename it else figure</text:p>
      <text:p text:style-name="Standard">out what to do with it</text:p>
      <text:p text:style-name="Standard">RDL parser-AB</text:p>
      <text:p text:style-name="Standard">SVN-CC/CA</text:p>
      <text:p text:style-name="Standard">Verilog tests-IC</text:p>
      <text:p text:style-name="Standard">Verinum-what is th new name for this block</text:p>
      <text:p text:style-name="Standard">ant build-CC</text:p>
      <text:p text:style-name="Standard">antlr verilog parser-rename to Verilog Parser-owned by AB</text:p>
      <text:p text:style-name="Standard">bugzilla-CA</text:p>
      <text:p text:style-name="Standard">chapters-change name to doc chapters owned by AB</text:p>
      <text:p text:style-name="Standard">cmd line args-this is cli-merge with CLI-Adrian</text:p>
      <text:p text:style-name="Standard">cruise control- remove from bugzilla</text:p>
      <text:p text:style-name="Standard">csl treewalker-change name to CSL Tree Walker-AB</text:p>
      <text:p text:style-name="Standard">csl_cpp_lib-what is this-if needed rename to CSL cpp library-owner-??</text:p>
      <text:p text:style-name="Standard">csl_warn_error.fm-Anca O</text:p>
      <text:p text:style-name="Standard">new user-remove from bugzilla</text:p>
      <text:p text:style-name="Standard">opening screen-AI</text:p>
      <text:p text:style-name="Standard">preprocessor-make two new categories Verilog pre-processor and CSL</text:p>
      <text:p text:style-name="Standard">pre-processor - Adrian owns both-</text:p>
      <text:p text:style-name="Standard">report-what is this for?</text:p>
      <text:p text:style-name="Standard">server-CC</text:p>
      <text:p text:style-name="Standard">testing-what is this for?</text:p>
      <text:p text:style-name="Standard">CSLOM checkers MH/AS</text:p>
      <text:p text:style-name="Standard">build substeps to claudiu</text:p>
      <text:p text:style-name="Standard">csl library to Claudiu</text:p>
      <text:p text:style-name="Standard">------------------------------------------------------</text:p>
      <text:p text:style-name="Standard">remove CDOM elab -- bus ifc</text:p>
      <text:p text:style-name="Standard">remove CDOM elab -- buses</text:p>
      <text:p text:style-name="Standard">remove CDOM elab -- clock</text:p>
      <text:p text:style-name="Standard">remove CDOM elab -- clock generator</text:p>
      <text:p text:style-name="Standard">remove CDOM elab -- clock tree</text:p>
      <text:p text:style-name="Standard">remove CDOM elab -- counter</text:p>
      <text:p text:style-name="Standard">remove CDOM elab -- decoder</text:p>
      <text:p text:style-name="Standard">remove CDOM elab -- flip flop</text:p>
      <text:p text:style-name="Standard">remove CDOM elab -- interconnect</text:p>
      <text:p text:style-name="Standard">remove CDOM elab -- ISA</text:p>
      <text:p text:style-name="Standard">remove CDOM elab -- memmap</text:p>
      <text:p text:style-name="Standard">remove CDOM elab -- multiplexer</text:p>
      <text:p text:style-name="Standard">remove CDOM elab -- pattern gen</text:p>
      <text:p text:style-name="Standard">remove CDOM elab -- phase classes</text:p>
      <text:p text:style-name="Standard">remove CDOM elab -- pipeline</text:p>
      <text:p text:style-name="Standard">remove CDOM elab -- register</text:p>
      <text:p text:style-name="Standard">remove CDOM elab -- register file</text:p>
      <text:p text:style-name="Standard">remove CDOM elab -- tb connections: *</text:p>
      <text:p text:style-name="Standard">remove CDOM elab -- testbench</text:p>
      <text:p text:style-name="Standard">remove CDOM elab -- unit info</text:p>
      <text:p text:style-name="Standard">remove CDOM elab -- vc*</text:p>
      <text:p text:style-name="Standard">remove CDOM elab -- PLI</text:p>
      <text:p text:style-name="Standard">----------------------------------------------------</text:p>
      <text:p text:style-name="Standard">CHANGE- const eval to CSLOM const eval</text:p>
      <text:p text:style-name="Standard">-----------------------------------------------------</text:p>
      <text:p text:style-name="Standard">Add to bugzilla email list <text:s text:c="5"/></text:p>
      <text:p text:style-name="Standard">cristil@fastpathlogic.ro did not match anything </text:p>
      <text:p text:style-name="Standard">camarand@fastpathlogic.ro <text:s/>did not match anything</text:p>
      <text:p text:style-name="Standard">dev_team@fpl.ro -&gt; all developer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A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Derek Pappas</meta:initial-creator>
    <meta:creation-date>2007-09-09T12:03:43</meta:creation-date>
    <dc:creator>Derek Pappas</dc:creator>
    <dc:date>2007-09-09T15:15:50</dc:date>
    <dc:language>en-AU</dc:language>
    <meta:editing-cycles>9</meta:editing-cycles>
    <meta:editing-duration>PT3H12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57" meta:word-count="600" meta:character-count="3871"/>
  </office:meta>
</office:document-meta>
</file>